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4732d"/>
    </style:style>
    <style:style style:name="P2" style:family="paragraph" style:parent-style-name="Text_20_body">
      <style:text-properties officeooo:rsid="00198d92" officeooo:paragraph-rsid="0019ec9c"/>
    </style:style>
    <style:style style:name="P3" style:family="paragraph" style:parent-style-name="Text_20_body">
      <style:text-properties officeooo:rsid="0019ec9c" officeooo:paragraph-rsid="001abba7"/>
    </style:style>
    <style:style style:name="P4" style:family="paragraph" style:parent-style-name="Heading">
      <style:text-properties officeooo:rsid="0013f080" officeooo:paragraph-rsid="0013f080"/>
    </style:style>
    <style:style style:name="P5" style:family="paragraph" style:parent-style-name="Heading">
      <style:text-properties officeooo:rsid="00198d92" officeooo:paragraph-rsid="00198d92"/>
    </style:style>
    <style:style style:name="P6" style:family="paragraph" style:parent-style-name="Heading">
      <style:text-properties officeooo:rsid="0019ec9c" officeooo:paragraph-rsid="0019ec9c"/>
    </style:style>
    <style:style style:name="P7" style:family="paragraph" style:parent-style-name="Heading">
      <style:text-properties officeooo:rsid="001b8057" officeooo:paragraph-rsid="001b8057"/>
    </style:style>
    <style:style style:name="P8" style:family="paragraph" style:parent-style-name="Code">
      <style:text-properties officeooo:rsid="001b8057" officeooo:paragraph-rsid="001b8057"/>
    </style:style>
    <style:style style:name="P9" style:family="paragraph" style:parent-style-name="Heading_20_1">
      <style:paragraph-properties fo:text-align="center" style:justify-single-word="false"/>
      <style:text-properties officeooo:rsid="00123714" officeooo:paragraph-rsid="00123714"/>
    </style:style>
    <style:style style:name="T1" style:family="text">
      <style:text-properties officeooo:rsid="00123714"/>
    </style:style>
    <style:style style:name="T2" style:family="text">
      <style:text-properties style:text-position="super 58%"/>
    </style:style>
    <style:style style:name="T3" style:family="text">
      <style:text-properties style:text-position="super 58%" officeooo:rsid="00123714"/>
    </style:style>
    <style:style style:name="T4" style:family="text">
      <style:text-properties style:text-position="super 58%" style:font-name="Liberation Serif" officeooo:rsid="00123714" style:font-name-asian="SimSun" style:font-name-complex="Arial"/>
    </style:style>
    <style:style style:name="T5" style:family="text">
      <style:text-properties style:text-position="super 58%" style:font-name="Liberation Serif" officeooo:rsid="0014732d" style:font-name-asian="SimSun" style:font-name-complex="Arial"/>
    </style:style>
    <style:style style:name="T6" style:family="text">
      <style:text-properties style:text-position="0% 100%"/>
    </style:style>
    <style:style style:name="T7" style:family="text">
      <style:text-properties style:text-position="0% 100%" officeooo:rsid="00123714"/>
    </style:style>
    <style:style style:name="T8" style:family="text">
      <style:text-properties style:text-position="0% 100%" officeooo:rsid="0013f080"/>
    </style:style>
    <style:style style:name="T9" style:family="text">
      <style:text-properties style:text-position="0% 100%" style:font-name="Liberation Serif" officeooo:rsid="00123714" style:font-name-asian="SimSun" style:font-name-complex="Arial"/>
    </style:style>
    <style:style style:name="T10" style:family="text">
      <style:text-properties style:text-position="0% 100%" style:font-name="Liberation Serif" officeooo:rsid="0014732d" style:font-name-asian="SimSun" style:font-name-complex="Arial"/>
    </style:style>
    <style:style style:name="T11" style:family="text">
      <style:text-properties style:text-position="0% 100%" style:font-name="Liberation Serif" officeooo:rsid="00175714" style:font-name-asian="SimSun" style:font-name-complex="Arial"/>
    </style:style>
    <style:style style:name="T12" style:family="text">
      <style:text-properties style:text-position="0% 100%" style:font-name="Liberation Serif" officeooo:rsid="0018622c" style:font-name-asian="SimSun" style:font-name-complex="Arial"/>
    </style:style>
    <style:style style:name="T13" style:family="text">
      <style:text-properties style:text-position="0% 100%" style:font-name="Liberation Serif" officeooo:rsid="00198d92" style:font-name-asian="SimSun" style:font-name-complex="Arial"/>
    </style:style>
    <style:style style:name="T14" style:family="text">
      <style:text-properties style:text-position="0% 100%" style:font-name="Liberation Serif" officeooo:rsid="001c0b8f" style:font-name-asian="SimSun" style:font-name-complex="Arial"/>
    </style:style>
    <style:style style:name="T15" style:family="text">
      <style:text-properties style:text-position="0% 100%" officeooo:rsid="0019ec9c"/>
    </style:style>
    <style:style style:name="T16" style:family="text">
      <style:text-properties style:text-position="0% 100%" officeooo:rsid="001abba7"/>
    </style:style>
    <style:style style:name="T17" style:family="text">
      <style:text-properties style:text-position="0% 100%" officeooo:rsid="001bd001"/>
    </style:style>
    <style:style style:name="T18" style:family="text">
      <style:text-properties officeooo:rsid="0013f080"/>
    </style:style>
    <style:style style:name="T19" style:family="text">
      <style:text-properties style:font-name="Liberation Serif1" officeooo:rsid="0014732d" style:font-name-asian="Liberation Serif1" style:font-name-complex="Liberation Serif1"/>
    </style:style>
    <style:style style:name="T20" style:family="text">
      <style:text-properties style:font-name="Liberation Serif" officeooo:rsid="0014732d" style:font-name-asian="SimSun" style:font-name-complex="Arial"/>
    </style:style>
    <style:style style:name="T21" style:family="text">
      <style:text-properties style:font-name="Liberation Serif" officeooo:rsid="00123714" style:font-name-asian="SimSun" style:font-name-complex="Arial"/>
    </style:style>
    <style:style style:name="T22" style:family="text">
      <style:text-properties officeooo:rsid="0019ec9c"/>
    </style:style>
    <style:style style:name="T23" style:family="text">
      <style:text-properties officeooo:rsid="001abb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illiam Mackay</text:p>
      <text:p text:style-name="Text_20_body">MTH 337, <text:span text:style-name="T1">Professor Adam Cunningham</text:span></text:p>
      <text:h text:style-name="P9" text:outline-level="1">Weekly Report 02</text:h>
      <text:p text:style-name="Heading">Introduction</text:p>
      <text:p text:style-name="Text_20_body"><text:tab/><text:span text:style-name="T1">For the purposes of this report, a C-number is defined as an integer n such that b</text:span><text:span text:style-name="T3">n</text:span><text:span text:style-name="T7"> mod n = b for all integers 1&lt;b&lt;n. </text:span><text:span text:style-name="T17">This definition is derived from Fermat's little theorem, which asserts that this condition is true for all prime numbers</text:span><text:span text:style-name="T7">. The purpose of this report was to determine whether or not all C-numbers are prime. </text:span><text:span text:style-name="T8">If this could be sufficiently shown, then it would be possible to use this as a general test for primality. In order to test this, a Python script was written to determine whether or not there were any non-prime C-numbers between 1 and 10000. </text:span></text:p>
      <text:p text:style-name="P4">Approach</text:p>
      <text:p text:style-name="P1"><text:span text:style-name="T18"><text:tab/>In order to find non-prime C-numbers, two functions were written in Python. The first, is_prime(n), tested whether or not an integer n was prime. The second, is_C_number(n), tested whether or not an integer n was a C-number. is_prime(n) used a “brute force” approach to determining the primality of the integer n. In early stages of development, the function iterated through all integers from 2 to (n-1), divided n by each one, and then determined whether or not the result was an integer. If none of the results were integers, then n was only divisible by 1 and itself and was therefore prime. If n was prime, the function returned True and if it was not, it returned False. This was found to be very inefficient, especially when n was large. The function was later modified so that it only tested integers from 2 to </text:span><text:span text:style-name="T19">√</text:span><text:span text:style-name="T20">n (</text:span><text:span text:style-name="T19">√</text:span><text:span text:style-name="T20">n was converted to an integer) because any divisors found that were greater than </text:span><text:span text:style-name="T19">√</text:span><text:span text:style-name="T20">n would be repeats. This greatly reduced the number of iterations that were required every time the function was called and sped up the script significantly. is_C_number(n) tested that </text:span><text:span text:style-name="T21">b</text:span><text:span text:style-name="T4">n</text:span><text:span text:style-name="T9"> mod n = b </text:span><text:span text:style-name="T10">was true for all integers between 1 and n using the pow() function built into pylab. Specifically, for each b, pow(b,n,n) was called. If this was true for all b that were tested, then the function returned True. If not, it returned False. The pow() function was used because it was much more efficient than performing the operation as written every iteration and would mitigate overflow problems. For large values of n, b</text:span><text:span text:style-name="T5">n</text:span><text:span text:style-name="T10"> </text:span><text:span text:style-name="T14">would often be too large to handle</text:span><text:span text:style-name="T10">.</text:span></text:p>
      <text:p text:style-name="P1"><text:span text:style-name="T10"><text:tab/></text:span><text:span text:style-name="T11">With these two functions, it was possible to begin the search for non-prime C-numbers. The main body of this script was a single for-loop that iterated through integers from 1 to </text:span><text:span text:style-name="T13">an integer n_max</text:span><text:span text:style-name="T11">. </text:span><text:span text:style-name="T13">For the purposes of this assignment, n_max was chosen to be 10000.</text:span><text:span text:style-name="T11"> Within this for-loop, </text:span><text:span text:style-name="T12">is_prime(n) was called. If is_prime returned </text:span><text:span text:style-name="T13">T</text:span><text:span text:style-name="T12">rue, then </text:span><text:span text:style-name="T13">'</text:span><text:span text:style-name="T12">continue</text:span><text:span text:style-name="T13">'</text:span><text:span text:style-name="T12"> was </text:span><text:span text:style-name="T13">used to skip to</text:span><text:span text:style-name="T12"> the next iteration. Each number that wasn't prime was then tested </text:span><text:span text:style-name="T13">using is_C_number(n). If is_C_number(n) returned True at any point, then that n was printed and the loop was terminated. If none were found, the script would print 'No non-prime C-numbers were found between 1 and 10000'.</text:span></text:p>
      <text:p text:style-name="P5">Results</text:p>
      <text:p text:style-name="P2"><text:tab/>When the script was run using an n_max of 10000, a non-prime C-number was found very quickly. The script found that 561, which was divisible by <text:span text:style-name="T15">3, 11, 17, 33, 51, and 187,</text:span> was a non-prime C-number. In order to <text:span text:style-name="T22">additionally </text:span>verify this, <text:span text:style-name="T1">b</text:span><text:span text:style-name="T2">561</text:span><text:span text:style-name="T7"> mod </text:span><text:span text:style-name="T6">561</text:span><text:span text:style-name="T7"> = b </text:span><text:span text:style-name="T6">was tested manually for several values of b. </text:span><text:span text:style-name="T15">In every case,</text:span><text:span text:style-name="T6"> </text:span><text:span text:style-name="T7">b</text:span><text:span text:style-name="T2">561</text:span><text:span text:style-name="T7"> mod </text:span><text:span text:style-name="T6">561</text:span><text:span text:style-name="T7"> = b </text:span><text:span text:style-name="T15">turned out to be true.</text:span> Out of curiosity, because n_max turned out to be much larger than was necessary to find a non-prime C-number, the code was modified so that it <text:soft-page-break/>did not terminate the for-loop after discovering a non-prime C-number. <text:span text:style-name="T22">This was done by simply eliminating the 'break' command in the for-loop. After implementing this modification,</text:span> all non-prime C-numbers between 1 and 10000 could be found. <text:s/><text:span text:style-name="T22">In addition to the first non-prime C-number, 1105, 1729, 2465, 2821, 6601, and 8911 were all found to be non-prime C-numbers. </text:span></text:p>
      <text:p text:style-name="P6">Conclusion</text:p>
      <text:p text:style-name="P3"><text:tab/>Because the script found several non-prime C-numbers between 1 and 10000, it was evident that <text:span text:style-name="T23">b</text:span><text:span text:style-name="T3">n</text:span><text:span text:style-name="T7"> mod n = b </text:span><text:span text:style-name="T16">was not only true for prime numbers. This means that the only way that this could be used as a test for primality is in conjunction with a more absolute test. Since there are relatively few non-prime C-numbers compared to the number of primes in the same range, </text:span><text:span text:style-name="T7">b</text:span><text:span text:style-name="T3">n</text:span><text:span text:style-name="T7"> mod n = b </text:span><text:span text:style-name="T16">could be used to narrow the search for primes in some range. Any number that is a C-number is probably prime, but the “brute force” approach may be required to verify that the C-number is actually prime.</text:span></text:p>
      <text:p text:style-name="P7">Python Code</text:p>
      <text:p text:style-name="P8">#William Mackay </text:p>
      <text:p text:style-name="P8">#MTH 337 Assignment 2- Non-prime C-Numbers</text:p>
      <text:p text:style-name="P8"/>
      <text:p text:style-name="P8">from pylab import *</text:p>
      <text:p text:style-name="P8"/>
      <text:p text:style-name="P8">#Function that checks whether or not an integer n is a c number. Checks #that (b**n)%n=b for all b such that 1&lt;b&lt;n.</text:p>
      <text:p text:style-name="P8">def is_C_number(n):</text:p>
      <text:p text:style-name="P8"><text:s text:c="4"/>b=range(1,n)</text:p>
      <text:p text:style-name="P8"><text:s text:c="4"/>count=0</text:p>
      <text:p text:style-name="P8"><text:s text:c="4"/>for i in xrange(0,n-1):</text:p>
      <text:p text:style-name="P8"><text:s text:c="8"/>if pow(b[i],n,n)==b[i]:</text:p>
      <text:p text:style-name="P8"><text:s text:c="12"/>count+=1</text:p>
      <text:p text:style-name="P8"><text:s text:c="4"/>if count==n-1:</text:p>
      <text:p text:style-name="P8"><text:s text:c="8"/>return True</text:p>
      <text:p text:style-name="P8"><text:s text:c="4"/>else:</text:p>
      <text:p text:style-name="P8"><text:s text:c="8"/>return False</text:p>
      <text:p text:style-name="P8"/>
      <text:p text:style-name="P8">#Function that checks whether or not an integer n is prime. Checks that #number is not evenly divisible by any integer that is &lt;=sqrt(n). </text:p>
      <text:p text:style-name="P8">def is_prime(n):</text:p>
      <text:p text:style-name="P8"><text:s text:c="4"/>for i in xrange(2,int(n**.5+1)):</text:p>
      <text:p text:style-name="P8"><text:s text:c="8"/>if n%i==0:</text:p>
      <text:p text:style-name="P8"><text:s text:c="12"/>return False</text:p>
      <text:p text:style-name="P8"><text:soft-page-break/><text:s text:c="4"/>return True</text:p>
      <text:p text:style-name="P8"/>
      <text:p text:style-name="P8">#Using is_prime and is_C_number to find non-prime C-numbers. Eliminates all #primes and checks other numbers until a non-prime C-number is #found. #Checks integers from 2 to n_max.</text:p>
      <text:p text:style-name="P8">non_prime_C_numbers=0</text:p>
      <text:p text:style-name="P8">n_max=10000</text:p>
      <text:p text:style-name="P8">for i in xrange(1,n_max):</text:p>
      <text:p text:style-name="P8"><text:s text:c="4"/>if is_prime(i)==True:</text:p>
      <text:p text:style-name="P8"><text:s text:c="8"/>continue</text:p>
      <text:p text:style-name="P8"><text:s text:c="4"/>else:</text:p>
      <text:p text:style-name="P8"><text:s text:c="8"/>if is_C_number(i):</text:p>
      <text:p text:style-name="P8"><text:s text:c="12"/>non_prime_C_numbers=1</text:p>
      <text:p text:style-name="P8"><text:s text:c="12"/>print i</text:p>
      <text:p text:style-name="P8"><text:s text:c="8"/>else:</text:p>
      <text:p text:style-name="P8"><text:s text:c="12"/>continue</text:p>
      <text:p text:style-name="P8"><text:s text:c="4"/>if non_prime_C_numbers==1:</text:p>
      <text:p text:style-name="P8"><text:s text:c="8"/>print 'Yes, there is at least one non-prime C-number'</text:p>
      <text:p text:style-name="P8"><text:s text:c="8"/>break</text:p>
      <text:p text:style-name="P8"/>
      <text:p text:style-name="P8">if non_prime_C_numbers==0:</text:p>
      <text:p text:style-name="P8"><text:s text:c="4"/>print 'No non-prime C-numbers were found between 2 and',n_m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00%" style:page-number="auto"/>
      <style:text-properties fo:font-size="12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ext_20_body">
      <style:paragraph-properties fo:line-height="100%"/>
      <style:text-properties style:font-name="Courier New" fo:font-family="'Courier New'" style:font-style-name="Regular" style:font-family-generic="modern" style:font-pitch="fixed" fo:font-size="11pt" fo:background-color="transparent"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3:47:10.487000000</meta:creation-date>
    <meta:generator>LibreOffice/5.0.1.2$Windows_x86 LibreOffice_project/81898c9f5c0d43f3473ba111d7b351050be20261</meta:generator>
    <dc:date>2015-09-21T12:32:52.163000000</dc:date>
    <meta:editing-duration>PT15M42S</meta:editing-duration>
    <meta:editing-cycles>4</meta:editing-cycles>
    <meta:document-statistic meta:table-count="0" meta:image-count="0" meta:object-count="0" meta:page-count="3" meta:paragraph-count="50" meta:word-count="919" meta:character-count="5577" meta:non-whitespace-character-count="4522"/>
  </office:meta>
</office:document-meta>
</file>